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JMXUtil.shutdow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JMXUtil.getDeploym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iceMixJMXUtil.getServ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JMXUtil.deploy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MixJMXUtil.getServer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